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tate.Us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State.addHandler( UserHandl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tate.ha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tate.removeHandl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tate.getHandl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